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0.617cm"/>
    </style:style>
    <style:style style:name="co3" style:family="table-column">
      <style:table-column-properties fo:break-before="auto" style:column-width="24.2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7.661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24.144cm"/>
    </style:style>
    <style:style style:name="co11" style:family="table-column">
      <style:table-column-properties fo:break-before="auto" style:column-width="4.327cm"/>
    </style:style>
    <style:style style:name="co12" style:family="table-column">
      <style:table-column-properties fo:break-before="auto" style:column-width="8.892cm"/>
    </style:style>
    <style:style style:name="co13" style:family="table-column">
      <style:table-column-properties fo:break-before="auto" style:column-width="16.409cm"/>
    </style:style>
    <style:style style:name="co14" style:family="table-column">
      <style:table-column-properties fo:break-before="auto" style:column-width="11.289cm"/>
    </style:style>
    <style:style style:name="co15" style:family="table-column">
      <style:table-column-properties fo:break-before="auto" style:column-width="3.671cm"/>
    </style:style>
    <style:style style:name="co16" style:family="table-column">
      <style:table-column-properties fo:break-before="auto" style:column-width="5.256cm"/>
    </style:style>
    <style:style style:name="co17" style:family="table-column">
      <style:table-column-properties fo:break-before="auto" style:column-width="9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950e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 style:data-style-name="N0">
      <style:table-cell-properties fo:background-color="#ffff00" fo:border="0.002cm solid #000000"/>
    </style:style>
    <style:style style:name="ce9" style:family="table-cell" style:parent-style-name="Default" style:data-style-name="N37">
      <style:table-cell-properties fo:background-color="#ffff0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>
      <style:table-cell-properties fo:background-color="#00ffff" fo:border="0.002cm solid #000000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ía dpkg </text:p>
          </table:table-cell>
        </table:table-row>
        <table:table-row table:style-name="ro1">
          <table:table-cell table:style-name="ce1" office:value-type="string">
            <text:p>Test 2</text:p>
          </table:table-cell>
          <table:table-cell office:value-type="string">
            <text:p>Comprobación de scripts de arranque en el servidor</text:p>
          </table:table-cell>
          <table:table-cell office:value-type="string">
            <text:p>Una vez que los paquetes han sido instaladosen el servidor los componentes debeb ser capaces de arrancar automáqticamente. </text:p>
          </table:table-cell>
        </table:table-row>
        <table:table-row table:style-name="ro1">
          <table:table-cell table:style-name="ce1" office:value-type="string">
            <text:p>Test 3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table:style-name="ce1" office:value-type="string">
            <text:p>Test 4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s linea de comando y vía Icono menú de Gnome. </text:p>
          </table:table-cell>
        </table:table-row>
        <table:table-row table:style-name="ro1">
          <table:table-cell table:style-name="ce1" office:value-type="string">
            <text:p>Test 5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office:value-type="string">
            <text:p>Test 6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office:value-type="string">
            <text:p>Test 8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lta de Usuarios ví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í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Modificación de parámetros de usuarios vía CLI</text:p>
          </table:table-cell>
          <table:table-cell office:value-type="string">
            <text:p>Los parámetros de los usuarios se cambian via CLI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ámetros de usuario vía WEB </text:p>
          </table:table-cell>
          <table:table-cell office:value-type="string">
            <text:p>Los parámetros de los usuarios se cambian via web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8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</table:table-row>
        <table:table-row table:style-name="ro1">
          <table:table-cell office:value-type="string">
            <text:p>Test 24</text:p>
          </table:table-cell>
          <table:table-cell office:value-type="string">
            <text:p>Listado de máquinas virtuales vía cli</text:p>
          </table:table-cell>
          <table:table-cell office:value-type="string">
            <text:p>Ejecutando qvd-admin vm list deben aparecer listadas todas las máquinas virtuales. </text:p>
          </table:table-cell>
        </table:table-row>
        <table:table-row table:style-name="ro1">
          <table:table-cell office:value-type="string">
            <text:p>Test 25</text:p>
          </table:table-cell>
          <table:table-cell office:value-type="string">
            <text:p>Añadir una vm vía web</text:p>
          </table:table-cell>
          <table:table-cell/>
        </table:table-row>
        <table:table-row table:style-name="ro1">
          <table:table-cell office:value-type="string">
            <text:p>Test 26</text:p>
          </table:table-cell>
          <table:table-cell office:value-type="string">
            <text:p>Borrar una máquina via web </text:p>
          </table:table-cell>
          <table:table-cell/>
        </table:table-row>
        <table:table-row table:style-name="ro1">
          <table:table-cell office:value-type="string">
            <text:p>Test 27</text:p>
          </table:table-cell>
          <table:table-cell office:value-type="string">
            <text:p>Arrancar una vm vía CLI</text:p>
          </table:table-cell>
          <table:table-cell/>
        </table:table-row>
        <table:table-row table:style-name="ro1">
          <table:table-cell office:value-type="string">
            <text:p>Test 28</text:p>
          </table:table-cell>
          <table:table-cell office:value-type="string">
            <text:p>Arrancar una máquina virtual via web </text:p>
          </table:table-cell>
          <table:table-cell/>
        </table:table-row>
        <table:table-row table:style-name="ro1">
          <table:table-cell office:value-type="string">
            <text:p>Test 29</text:p>
          </table:table-cell>
          <table:table-cell office:value-type="string">
            <text:p>Parar una máquina virtual via CLI</text:p>
          </table:table-cell>
          <table:table-cell/>
        </table:table-row>
        <table:table-row table:style-name="ro1">
          <table:table-cell office:value-type="string">
            <text:p>Test 30</text:p>
          </table:table-cell>
          <table:table-cell office:value-type="string">
            <text:p>Parar una vm vía web</text:p>
          </table:table-cell>
          <table:table-cell/>
        </table:table-row>
        <table:table-row table:style-name="ro1">
          <table:table-cell office:value-type="string">
            <text:p>Test 31</text:p>
          </table:table-cell>
          <table:table-cell office:value-type="string">
            <text:p>Desconectar un usuario de una máquina virtual vía CLI</text:p>
          </table:table-cell>
          <table:table-cell/>
        </table:table-row>
        <table:table-row table:style-name="ro1">
          <table:table-cell office:value-type="string">
            <text:p>Test 32</text:p>
          </table:table-cell>
          <table:table-cell office:value-type="string">
            <text:p>Desconectar un usuario de una máquina virtual vía Web</text:p>
          </table:table-cell>
          <table:table-cell/>
        </table:table-row>
        <table:table-row table:style-name="ro1">
          <table:table-cell office:value-type="string">
            <text:p>Test 33</text:p>
          </table:table-cell>
          <table:table-cell office:value-type="string">
            <text:p>Cambiar las propiedades de una máquina virtual vía CLI</text:p>
          </table:table-cell>
          <table:table-cell/>
        </table:table-row>
        <table:table-row table:style-name="ro1">
          <table:table-cell office:value-type="string">
            <text:p>Test 34</text:p>
          </table:table-cell>
          <table:table-cell office:value-type="string">
            <text:p>Borrar las propiedades de una vm Via CLI</text:p>
          </table:table-cell>
          <table:table-cell/>
        </table:table-row>
        <table:table-row table:style-name="ro1">
          <table:table-cell office:value-type="string">
            <text:p>Test 35</text:p>
          </table:table-cell>
          <table:table-cell office:value-type="string">
            <text:p>Listar las propiedades de una vm via CLI</text:p>
          </table:table-cell>
          <table:table-cell/>
        </table:table-row>
        <table:table-row table:style-name="ro1">
          <table:table-cell office:value-type="string">
            <text:p>Test 36</text:p>
          </table:table-cell>
          <table:table-cell office:value-type="string">
            <text:p>Conectar vía vnc a una máquina virtual vía VNC <text:s/>con la web </text:p>
          </table:table-cell>
          <table:table-cell/>
        </table:table-row>
        <table:table-row table:style-name="ro1">
          <table:table-cell office:value-type="string">
            <text:p>Test 37</text:p>
          </table:table-cell>
          <table:table-cell office:value-type="string">
            <text:p>Conectar a una vm vía ssh (Linux only) <text:s/>con el <text:s/>CLI</text:p>
          </table:table-cell>
          <table:table-cell/>
        </table:table-row>
        <table:table-row table:style-name="ro1">
          <table:table-cell office:value-type="string">
            <text:p>Test 38</text:p>
          </table:table-cell>
          <table:table-cell office:value-type="string">
            <text:p>Cambiar las propiedades de un usuario vía CLI</text:p>
          </table:table-cell>
          <table:table-cell/>
        </table:table-row>
        <table:table-row table:style-name="ro1">
          <table:table-cell office:value-type="string">
            <text:p>Test 39</text:p>
          </table:table-cell>
          <table:table-cell office:value-type="string">
            <text:p>Añadir propiedades del usuario via CLI</text:p>
          </table:table-cell>
          <table:table-cell/>
        </table:table-row>
        <table:table-row table:style-name="ro1">
          <table:table-cell office:value-type="string">
            <text:p>Test 40</text:p>
          </table:table-cell>
          <table:table-cell office:value-type="string">
            <text:p>Eliminar propiedades del usuario via CLI.</text:p>
          </table:table-cell>
          <table:table-cell/>
        </table:table-row>
        <table:table-row table:style-name="ro1">
          <table:table-cell office:value-type="string">
            <text:p>Test 41</text:p>
          </table:table-cell>
          <table:table-cell office:value-type="string">
            <text:p>Cambiar los certificados ssl vía CLI</text:p>
          </table:table-cell>
          <table:table-cell/>
        </table:table-row>
        <table:table-row table:style-name="ro1">
          <table:table-cell office:value-type="string">
            <text:p>Test 42</text:p>
          </table:table-cell>
          <table:table-cell office:value-type="string">
            <text:p>Pone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3</text:p>
          </table:table-cell>
          <table:table-cell office:value-type="string">
            <text:p>Lista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4</text:p>
          </table:table-cell>
          <table:table-cell office:value-type="string">
            <text:p>Añadir un osi vía CLI</text:p>
          </table:table-cell>
          <table:table-cell/>
        </table:table-row>
        <table:table-row table:style-name="ro1">
          <table:table-cell office:value-type="string">
            <text:p>Test 45</text:p>
          </table:table-cell>
          <table:table-cell office:value-type="string">
            <text:p>Borrar un OSI vía CLI</text:p>
          </table:table-cell>
          <table:table-cell/>
        </table:table-row>
        <table:table-row table:style-name="ro1">
          <table:table-cell office:value-type="string">
            <text:p>Test 46</text:p>
          </table:table-cell>
          <table:table-cell office:value-type="string">
            <text:p>Listar los OSI vía CLI</text:p>
          </table:table-cell>
          <table:table-cell/>
        </table:table-row>
        <table:table-row table:style-name="ro1">
          <table:table-cell office:value-type="string">
            <text:p>Test 47</text:p>
          </table:table-cell>
          <table:table-cell office:value-type="string">
            <text:p>Añadir un osi vía Web</text:p>
          </table:table-cell>
          <table:table-cell/>
        </table:table-row>
        <table:table-row table:style-name="ro1">
          <table:table-cell office:value-type="string">
            <text:p>Test 48</text:p>
          </table:table-cell>
          <table:table-cell office:value-type="string">
            <text:p>Borrar un OSI vía Web </text:p>
          </table:table-cell>
          <table:table-cell/>
        </table:table-row>
        <table:table-row table:style-name="ro1">
          <table:table-cell office:value-type="string">
            <text:p>Test 49</text:p>
          </table:table-cell>
          <table:table-cell office:value-type="string">
            <text:p>Listar los OSI vía Web </text:p>
          </table:table-cell>
          <table:table-cell/>
        </table:table-row>
        <table:table-row table:style-name="ro1">
          <table:table-cell office:value-type="string">
            <text:p>Test 50</text:p>
          </table:table-cell>
          <table:table-cell office:value-type="string">
            <text:p>Funcionamiento correcto de la interfaz Ajax en los navegadores. </text:p>
          </table:table-cell>
          <table:table-cell/>
        </table:table-row>
        <table:table-row table:style-name="ro1">
          <table:table-cell office:value-type="string">
            <text:p>Test 51</text:p>
          </table:table-cell>
          <table:table-cell office:value-type="string">
            <text:p>Autoarranque de una máquina virtual</text:p>
          </table:table-cell>
          <table:table-cell office:value-type="string">
            <text:p>Si un usuario se conecta a una máquina virtual que no está funcinando, la máquina debe ser capaz de levantarse automáticamente. </text:p>
          </table:table-cell>
        </table:table-row>
        <table:table-row table:style-name="ro1">
          <table:table-cell office:value-type="string">
            <text:p>Test 52</text:p>
          </table:table-cell>
          <table:table-cell office:value-type="string">
            <text:p>Añadir host vía web</text:p>
          </table:table-cell>
          <table:table-cell/>
        </table:table-row>
        <table:table-row table:style-name="ro1">
          <table:table-cell office:value-type="string">
            <text:p>Test 53</text:p>
          </table:table-cell>
          <table:table-cell office:value-type="string">
            <text:p>Añadir Host vía CLI</text:p>
          </table:table-cell>
          <table:table-cell/>
        </table:table-row>
        <table:table-row table:style-name="ro1">
          <table:table-cell office:value-type="string">
            <text:p>Test 54</text:p>
          </table:table-cell>
          <table:table-cell office:value-type="string">
            <text:p>Borrar Host vía web</text:p>
          </table:table-cell>
          <table:table-cell/>
        </table:table-row>
        <table:table-row table:style-name="ro1">
          <table:table-cell office:value-type="string">
            <text:p>Test 55</text:p>
          </table:table-cell>
          <table:table-cell office:value-type="string">
            <text:p>Borrar host vía CLI </text:p>
          </table:table-cell>
          <table:table-cell/>
        </table:table-row>
        <table:table-row table:style-name="ro1">
          <table:table-cell office:value-type="string">
            <text:p>Test 56</text:p>
          </table:table-cell>
          <table:table-cell office:value-type="string">
            <text:p>Modificar propiedades del host vía CLI</text:p>
          </table:table-cell>
          <table:table-cell/>
        </table:table-row>
        <table:table-row table:style-name="ro1">
          <table:table-cell office:value-type="string">
            <text:p>Test 57</text:p>
          </table:table-cell>
          <table:table-cell office:value-type="string">
            <text:p>Modificar propiedades del host vía web </text:p>
          </table:table-cell>
          <table:table-cell/>
        </table:table-row>
        <table:table-row table:style-name="ro1">
          <table:table-cell office:value-type="string">
            <text:p>Test 58</text:p>
          </table:table-cell>
          <table:table-cell office:value-type="string">
            <text:p>Añadir propiedades del host vía CLI </text:p>
          </table:table-cell>
          <table:table-cell/>
        </table:table-row>
        <table:table-row table:style-name="ro1">
          <table:table-cell office:value-type="string">
            <text:p>Test 59</text:p>
          </table:table-cell>
          <table:table-cell office:value-type="string">
            <text:p>Añadir propiedades del host vía Web. </text:p>
          </table:table-cell>
          <table:table-cell/>
        </table:table-row>
        <table:table-row table:style-name="ro1">
          <table:table-cell office:value-type="string">
            <text:p>Test 60</text:p>
          </table:table-cell>
          <table:table-cell office:value-type="string">
            <text:p>Retoma de usuarios</text:p>
          </table:table-cell>
          <table:table-cell/>
        </table:table-row>
        <table:table-row table:style-name="ro1">
          <table:table-cell office:value-type="string">
            <text:p>Test 61</text:p>
          </table:table-cell>
          <table:table-cell office:value-type="string">
            <text:p>Conexión de un usuario a sus respectivos nodos. </text:p>
          </table:table-cell>
          <table:table-cell/>
        </table:table-row>
        <table:table-row table:style-name="ro1">
          <table:table-cell table:style-name="ce1" office:value-type="string">
            <text:p>Test 62</text:p>
          </table:table-cell>
          <table:table-cell office:value-type="string">
            <text:p>Instalación del VMA. </text:p>
          </table:table-cell>
          <table:table-cell/>
        </table:table-row>
        <table:table-row table:style-name="ro1">
          <table:table-cell office:value-type="string">
            <text:p>Test 63</text:p>
          </table:table-cell>
          <table:table-cell office:value-type="string">
            <text:p>Comprobación del logging del l7r</text:p>
          </table:table-cell>
          <table:table-cell/>
        </table:table-row>
        <table:table-row table:style-name="ro1">
          <table:table-cell office:value-type="string">
            <text:p>Test 64</text:p>
          </table:table-cell>
          <table:table-cell office:value-type="string">
            <text:p>Comprobación del logging del hkd</text:p>
          </table:table-cell>
          <table:table-cell/>
        </table:table-row>
        <table:table-row table:style-name="ro1">
          <table:table-cell office:value-type="string">
            <text:p>Test 65</text:p>
          </table:table-cell>
          <table:table-cell office:value-type="string">
            <text:p>comprobación del loggind del RC</text:p>
          </table:table-cell>
          <table:table-cell/>
        </table:table-row>
        <table:table-row table:style-name="ro1">
          <table:table-cell office:value-type="string">
            <text:p>Test 66</text:p>
          </table:table-cell>
          <table:table-cell office:value-type="string">
            <text:p>Provisión inicial de la BBDD</text:p>
          </table:table-cell>
          <table:table-cell/>
        </table:table-row>
      </table:table>
      <table:table table:name="Paquetización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4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Pruebas sometidas a los paquete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Descripcio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1 </text:p>
          </table:table-cell>
          <table:table-cell table:style-name="ce2" office:value-type="string">
            <text:p>Instalación de los componentes servidor.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o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9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2</text:p>
          </table:table-cell>
          <table:table-cell table:style-name="ce2" office:value-type="string">
            <text:p>Comprobación scripts de arranque del servidor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62</text:p>
          </table:table-cell>
          <table:table-cell table:style-name="ce2" office:value-type="string">
            <text:p>Paquetización del VMA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 table:number-columns-repeated="2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1024"/>
        </table:table-row>
        <table:table-row table:style-name="ro1">
          <table:table-cell table:style-name="ce2" office:value-type="string">
            <text:p>Test 3</text:p>
          </table:table-cell>
          <table:table-cell table:style-name="ce2" office:value-type="string">
            <text:p>Instalación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4</text:p>
          </table:table-cell>
          <table:table-cell table:style-name="ce2" office:value-type="string">
            <text:p>Arranque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1024"/>
        </table:table-row>
      </table:table>
      <table:table table:name="Cliente" table:style-name="ta1" table:print="false">
        <table:table-column table:style-name="co11" table:default-cell-style-name="ce3"/>
        <table:table-column table:style-name="co12" table:default-cell-style-name="ce3"/>
        <table:table-column table:style-name="co4" table:number-columns-repeated="2" table:default-cell-style-name="ce3"/>
        <table:table-column table:style-name="co13" table:default-cell-style-name="ce11"/>
        <table:table-column table:style-name="co14" table:default-cell-style-name="ce11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Testing sobre el cliente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Sistemas Operativos Soportado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 office:value-type="string">
            <text:p>Linux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Ubuntu Karmic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Debian Lenny</text:p>
          </table:table-cell>
          <table:table-cell table:style-name="Default" table:number-columns-repeated="4"/>
        </table:table-row>
        <table:table-row table:style-name="ro1"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 table:style-name="ce5" office:value-type="string">
            <text:p>Windows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XP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Vista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12" office:value-type="float" office:value="7">
            <text:p>7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Descripcion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ó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</table:table-row>
        <table:table-row table:style-name="ro1"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string">
            <text:p>Test 5</text:p>
          </table:table-cell>
          <table:table-cell table:style-name="ce2" office:value-type="string">
            <text:p>Conectividad del client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string">
            <text:p>Xp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string">
            <text:p>Vista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  <table:table table:name="L7R" table:style-name="ta1" table:print="false">
        <table:table-column table:style-name="co15" table:default-cell-style-name="ce3"/>
        <table:table-column table:style-name="co16" table:default-cell-style-name="ce3"/>
        <table:table-column table:style-name="co4" table:default-cell-style-name="ce3"/>
        <table:table-column table:style-name="co4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table:style-name="Default" office:value-type="string">
            <text:p>L7R testing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istemas operaticos 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 office:value-type="string">
            <text:p>Ubuntu </text:p>
          </table:table-cell>
          <table:table-cell table:style-name="ce5" office:value-type="string">
            <text:p>Karmic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>
            <text:p>Test 6</text:p>
          </table:table-cell>
          <table:table-cell table:style-name="ce2" office:value-type="string">
            <text:p>Autenticación con la BDD QVD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pone la propiedad auth_mode a basic desde qvd-admin con set properties en la máquina de admin</text:p>
          </table:table-cell>
          <table:table-cell table:style-name="ce11" office:value-type="string">
            <text:p>Se comprueba que el parametro de la BDD ha cambiado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añade un usuario a la plataforma y se pone su password</text:p>
          </table:table-cell>
          <table:table-cell table:style-name="ce11" office:value-type="string">
            <text:p>Se comprueba que el usuario está en la plataforma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usa el cliente para conectar a la vm del usuario</text:p>
          </table:table-cell>
          <table:table-cell table:style-name="ce11" office:value-type="string">
            <text:p>El cliente conecta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pone la propiedad auth_mode a basic desde qvd-admin con set properties en la máquina de admin</text:p>
          </table:table-cell>
          <table:table-cell table:style-name="ce11" office:value-type="string">
            <text:p>Se comprueba que el parametro de la BDD ha cambiado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añade un usuario a la plataforma y se pone su password</text:p>
          </table:table-cell>
          <table:table-cell table:style-name="ce11" office:value-type="string">
            <text:p>Se comprueba que el usuario está en la plataforma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11" office:value-type="string">
            <text:p>Se usa el cliente para conectar a la vm del usuario</text:p>
          </table:table-cell>
          <table:table-cell table:style-name="ce11" office:value-type="string">
            <text:p>El cliente conecta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7:4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2-25T17:40:31</dc:date>
    <dc:creator>Nicolas Arenas</dc:creator>
    <meta:editing-duration>PT06H13M06S</meta:editing-duration>
    <meta:editing-cycles>15</meta:editing-cycles>
    <meta:generator>OpenOffice.org/3.1$Unix OpenOffice.org_project/310m19$Build-9420</meta:generator>
    <meta:document-statistic meta:table-count="4" meta:cell-count="423" meta:object-count="0"/>
  </office:meta>
</office:document-meta>
</file>